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2.616cm"/>
    </style:style>
    <style:style style:name="gr3" style:family="graphic" style:parent-style-name="standard">
      <style:graphic-properties draw:stroke="dash" draw:stroke-dash="Fine_20_Dashed" svg:stroke-width="0.1cm" svg:stroke-color="#000080" draw:marker-start-width="0.5cm" draw:marker-end-width="0.5cm" svg:stroke-linecap="round" draw:fill="none" draw:fill-color="#ffffff" draw:textarea-horizontal-align="left" draw:auto-grow-height="true" draw:auto-grow-width="false" fo:min-height="12.31cm" fo:min-width="5.502cm" fo:padding-top="0.175cm" fo:padding-bottom="0.175cm" fo:padding-left="0.3cm" fo:padding-right="0.3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cm"/>
    </style:style>
    <style:style style:name="gr6" style:family="graphic" style:parent-style-name="standard">
      <style:graphic-properties draw:stroke="solid" svg:stroke-width="0.1cm" svg:stroke-color="#008000" draw:marker-start-width="0.5cm" draw:marker-end-width="0.5cm" draw:fill="none" draw:fill-color="#ffffff" fo:min-height="0.471cm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824cm" fo:min-width="0.601cm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2.704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10" style:family="graphic" style:parent-style-name="standard">
      <style:graphic-properties draw:stroke="dash" draw:stroke-dash="Fine_20_Dashed" svg:stroke-width="0.1cm" svg:stroke-color="#000080" draw:marker-start-width="0.5cm" draw:marker-end-width="0.5cm" svg:stroke-linecap="round" draw:fill="none" draw:fill-color="#ffffff" draw:textarea-horizontal-align="left" draw:auto-grow-height="true" draw:auto-grow-width="false" fo:min-height="2.91cm" fo:min-width="5.502cm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1.566cm"/>
    </style:style>
    <style:style style:name="gr12" style:family="graphic" style:parent-style-name="standard">
      <style:graphic-properties draw:textarea-horizontal-align="justify" draw:textarea-vertical-align="middle" draw:auto-grow-height="false" fo:min-height="0.8cm" fo:min-width="0.5cm"/>
    </style:style>
    <style:style style:name="gr13" style:family="graphic" style:parent-style-name="objectwithoutfill">
      <style:graphic-properties draw:marker-end="Arrow" draw:marker-end-width="0.3cm" draw:fill="none" draw:textarea-vertical-align="botto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Fine_20_Dashed" svg:stroke-width="0.1cm" svg:stroke-color="#000080" draw:marker-start-width="0.5cm" draw:marker-end-width="0.5cm" svg:stroke-linecap="round" draw:fill="none" draw:fill-color="#ffffff" draw:textarea-horizontal-align="left" draw:auto-grow-height="true" draw:auto-grow-width="false" fo:min-height="1.65cm" fo:min-width="5.502cm" fo:padding-top="0.175cm" fo:padding-bottom="0.175cm" fo:padding-left="0.3cm" fo:padding-right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971cm" fo:min-width="2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/>
      <style:text-properties fo:font-size="10.5pt" style:font-size-asian="18pt" style:font-size-complex="18pt"/>
    </style:style>
    <style:style style:name="P7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.1cm" fo:margin-right="0cm" fo:text-align="start" fo:text-indent="0cm"/>
    </style:style>
    <style:style style:name="P13" style:family="paragraph">
      <loext:graphic-properties draw:fill="none"/>
      <style:paragraph-properties fo:margin-left="0.1cm" fo:margin-right="0cm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>
      <style:paragraph-properties fo:margin-left="1.245cm" fo:margin-right="0cm" fo:margin-top="0cm" fo:margin-bottom="0cm" fo:line-height="100%" fo:text-align="justify" fo:text-indent="0cm" style:writing-mode="lr-tb"/>
    </style:style>
    <style:style style:name="P18" style:family="paragraph">
      <loext:graphic-properties draw:fill="none"/>
      <style:paragraph-properties fo:margin-left="1.245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0.5pt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435cm" svg:height="0.968cm" svg:x="1.832cm" svg:y="2.719cm" draw:corner-radius="0.5cm">
          <text:p/>
        </draw:rect>
        <draw:frame draw:style-name="gr2" draw:text-style-name="P3" draw:layer="layout" svg:width="3.116cm" svg:height="0.954cm" svg:x="2.007cm" svg:y="2.696cm">
          <draw:text-box>
            <text:p text:style-name="P2">../<text:span text:style-name="T1">index.html</text:span></text:p>
          </draw:text-box>
        </draw:frame>
        <draw:frame draw:style-name="gr3" draw:text-style-name="P4" draw:layer="layout" svg:width="7.445cm" svg:height="12.66cm" svg:x="0.555cm" svg:y="4.64cm">
          <draw:text-box>
            <text:p text:style-name="P2">../_<text:span text:style-name="T1">base</text:span>/<text:span text:style-name="T1">page_Startup.php</text:span></text:p>
          </draw:text-box>
        </draw:frame>
        <draw:line draw:style-name="gr4" draw:text-style-name="P2" draw:layer="layout" svg:x1="3.578cm" svg:y1="3.621cm" svg:x2="3.6cm" svg:y2="4.7cm">
          <text:p/>
        </draw:line>
        <draw:frame draw:style-name="gr5" draw:text-style-name="P3" draw:layer="layout" svg:width="3.4cm" svg:height="1.424cm" svg:x="0.9cm" svg:y="0.7cm">
          <draw:text-box>
            <text:p><text:span text:style-name="T2">SALDI-€</text:span></text:p>
            <text:p><text:span text:style-name="T1">Opstarts-flow</text:span></text:p>
          </draw:text-box>
        </draw:frame>
        <draw:frame draw:style-name="gr6" draw:text-style-name="P5" xml:id="id9" draw:id="id9" draw:layer="layout" svg:width="3.5cm" svg:height="0.821cm" svg:x="13.9cm" svg:y="11.5cm">
          <draw:text-box>
            <text:p text:style-name="P2"><text:span text:style-name="T1">Admin-menu</text:span></text:p>
          </draw:text-box>
        </draw:frame>
        <draw:custom-shape draw:style-name="gr7" draw:text-style-name="P6" xml:id="id1" draw:id="id1" draw:layer="layout" svg:width="2.201cm" svg:height="2.146cm" draw:transform="skewX (-0.027401669256311) rotate (-0.0274016692563113) translate (1.6cm 5.833cm)">
          <text:p text:style-name="P2"><text:span text:style-name="T3">Gyldig</text:span></text:p>
          <text:p text:style-name="P2"><text:span text:style-name="T3">config.php</text:span></text:p>
          <text:p text:style-name="P2"><text:span text:style-name="T4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objectwithoutfill" draw:text-style-name="P7" draw:layer="layout" svg:x1="3.8cm" svg:y1="6.967cm" svg:x2="6.806cm" svg:y2="7.6cm" draw:start-shape="id1" draw:start-glue-point="7" draw:end-shape="id2" draw:end-glue-point="0" svg:d="M3800 6967h3006v633" svg:viewBox="0 0 3007 634">
          <text:p><text:span text:style-name="T5">Ja</text:span></text:p>
        </draw:connector>
        <draw:connector draw:style-name="objectwithoutfill" draw:text-style-name="P8" draw:layer="layout" svg:x1="2.702cm" svg:y1="8.011cm" svg:x2="2.704cm" svg:y2="9.047cm" draw:start-shape="id1" draw:start-glue-point="6" draw:end-shape="id3" draw:end-glue-point="0" svg:d="M2702 8011v533h2v503" svg:viewBox="0 0 3 1037">
          <text:p><text:span text:style-name="T6"><text:s text:c="3"/></text:span><text:span text:style-name="T5">Nej</text:span></text:p>
        </draw:connector>
        <draw:custom-shape draw:style-name="gr8" draw:text-style-name="P9" xml:id="id3" draw:id="id3" draw:layer="layout" svg:width="3.3cm" svg:height="1cm" svg:x="1.054cm" svg:y="9.047cm">
          <text:p text:style-name="P2"><text:span text:style-name="T7">Setup: </text:span></text:p>
          <text:p text:style-name="P2"><text:span text:style-name="T7">DB-adga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objectwithoutfill" draw:text-style-name="P8" draw:layer="layout" svg:x1="2.704cm" svg:y1="10.047cm" svg:x2="2.705cm" svg:y2="11.048cm" draw:start-shape="id3" draw:start-glue-point="2" draw:end-shape="id4" draw:end-glue-point="0" svg:d="M2704 10047v501h1v500" svg:viewBox="0 0 2 1002">
          <text:p/>
        </draw:connector>
        <draw:custom-shape draw:style-name="gr8" draw:text-style-name="P9" xml:id="id4" draw:id="id4" draw:layer="layout" svg:width="3.3cm" svg:height="1cm" svg:x="1.055cm" svg:y="11.048cm">
          <text:p text:style-name="P2"><text:span text:style-name="T7">Create:</text:span></text:p>
          <text:p text:style-name="P2"><text:span text:style-name="T7">config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2" draw:id="id2" draw:layer="layout" svg:width="1.5cm" svg:height="1cm" svg:x="6.056cm" svg:y="7.6cm">
          <text:p text:style-name="P2"><text:span text:style-name="T8">Log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objectwithoutfill" draw:text-style-name="P8" draw:layer="layout" svg:x1="4.357cm" svg:y1="15.925cm" svg:x2="6.056cm" svg:y2="8.1cm" draw:start-shape="id5" draw:end-shape="id2" draw:end-glue-point="3" svg:d="M4357 15925h850v-7825h849" svg:viewBox="0 0 1700 7826">
          <text:p/>
        </draw:connector>
        <draw:frame draw:style-name="gr10" draw:text-style-name="P4" draw:layer="layout" svg:width="6.544cm" svg:height="3.26cm" svg:x="10.656cm" svg:y="4.64cm">
          <draw:text-box>
            <text:p text:style-name="P2">../_<text:span text:style-name="T1">base</text:span>/<text:span text:style-name="T1">page_Regnskab.php</text:span></text:p>
          </draw:text-box>
        </draw:frame>
        <draw:custom-shape draw:style-name="gr11" draw:text-style-name="P11" xml:id="id7" draw:id="id7" draw:layer="layout" svg:width="2.7cm" svg:height="1.8cm" svg:x="11cm" svg:y="5.7cm">
          <text:p text:style-name="P2"><text:span text:style-name="T9">REGNSKAB</text:span><text:span text:style-name="T10">:</text:span></text:p>
          <text:p text:style-name="P2"><text:span text:style-name="T10">Nyt</text:span></text:p>
          <text:p text:style-name="P2"><text:span text:style-name="T10">Ret</text:span></text:p>
          <text:p text:style-name="P2"><text:span text:style-name="T10">Sl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9" xml:id="id6" draw:id="id6" draw:layer="layout" svg:width="2cm" svg:height="2.1cm" svg:x="5.8cm" svg:y="9.4cm">
          <text:p text:style-name="P2"><text:span text:style-name="T7">Ekst.</text:span></text:p>
          <text:p text:style-name="P2"><text:span text:style-name="T7">regnskab</text:span></text:p>
          <text:p text:style-name="P2"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0.299cm" svg:x1="7.8cm" svg:y1="10.45cm" svg:x2="11cm" svg:y2="6.6cm" draw:start-shape="id6" draw:start-glue-point="7" draw:end-shape="id7" draw:end-glue-point="3" svg:d="M7800 10450h1900v-3850h1300" svg:viewBox="0 0 3201 3851">
          <text:p text:style-name="P12"><text:span text:style-name="T5">Nej</text:span></text:p>
          <text:p text:style-name="P12"><text:span text:style-name="T6">Opret</text:span></text:p>
          <text:p text:style-name="P12"><text:span text:style-name="T6">Nyt</text:span></text:p>
        </draw:connector>
        <draw:connector draw:style-name="gr14" draw:text-style-name="P1" draw:layer="layout" svg:x1="6.806cm" svg:y1="8.6cm" svg:x2="6.8cm" svg:y2="9.4cm" draw:start-shape="id2" draw:start-glue-point="2" draw:end-shape="id6" draw:end-glue-point="4" svg:d="M6806 8600v401h-6v399" svg:viewBox="0 0 7 801">
          <text:p/>
        </draw:connector>
        <draw:frame draw:style-name="gr15" draw:text-style-name="P14" xml:id="id8" draw:id="id8" draw:layer="layout" svg:width="7.545cm" svg:height="2cm" svg:x="10.055cm" svg:y="11.1cm">
          <draw:text-box>
            <text:p text:style-name="P2"><text:span text:style-name="T11">HOVEDMENU</text:span></text:p>
          </draw:text-box>
        </draw:frame>
        <draw:connector draw:style-name="gr16" draw:text-style-name="P16" draw:layer="layout" svg:x1="6.8cm" svg:y1="11.5cm" svg:x2="10.055cm" svg:y2="12.1cm" draw:start-shape="id6" draw:start-glue-point="6" draw:end-shape="id8" svg:d="M6800 11500v600h3255" svg:viewBox="0 0 3256 601">
          <text:p text:style-name="P15"><text:span text:style-name="T5">Ja</text:span></text:p>
        </draw:connector>
        <draw:connector draw:style-name="gr14" draw:text-style-name="P1" draw:layer="layout" svg:x1="12.35cm" svg:y1="7.5cm" svg:x2="13.827cm" svg:y2="11.1cm" draw:start-shape="id7" draw:start-glue-point="2" draw:end-shape="id8" svg:d="M12350 7500v1776h1477v1824" svg:viewBox="0 0 1478 3601">
          <text:p/>
        </draw:connector>
        <draw:connector draw:style-name="gr13" draw:text-style-name="P18" draw:layer="layout" svg:x1="15.65cm" svg:y1="11.5cm" svg:x2="13.7cm" svg:y2="6.6cm" draw:start-shape="id9" draw:start-glue-point="0" draw:end-shape="id7" draw:end-glue-point="1" svg:d="M15650 11500v-4900h-1950" svg:viewBox="0 0 1951 4901">
          <text:p text:style-name="P17"><text:span text:style-name="T12">Vedligehold</text:span></text:p>
          <text:p text:style-name="P17"><text:span text:style-name="T12"/></text:p>
        </draw:connector>
        <draw:custom-shape draw:style-name="gr17" draw:text-style-name="P9" draw:layer="layout" svg:width="3.3cm" svg:height="1.351cm" svg:x="1.056cm" svg:y="12.949cm">
          <text:p text:style-name="P2"><text:span text:style-name="T7">If not exist</text:span></text:p>
          <text:p text:style-name="P2"><text:span text:style-name="T7">Create:</text:span></text:p>
          <text:p text:style-name="P2"><text:span text:style-name="T7">Databa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objectwithoutfill" draw:text-style-name="P8" draw:layer="layout" svg:x1="2.705cm" svg:y1="11.948cm" svg:x2="2.706cm" svg:y2="12.949cm" svg:d="M2705 11948v501h1v500" svg:viewBox="0 0 2 1002">
          <text:p/>
        </draw:connector>
        <draw:custom-shape draw:style-name="gr17" draw:text-style-name="P9" xml:id="id5" draw:id="id5" draw:layer="layout" svg:width="3.3cm" svg:height="1.351cm" svg:x="1.057cm" svg:y="15.25cm">
          <text:p text:style-name="P2"><text:span text:style-name="T7">If not exist</text:span></text:p>
          <text:p text:style-name="P2"><text:span text:style-name="T7">Create:</text:span></text:p>
          <text:p text:style-name="P2"><text:span text:style-name="T7">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objectwithoutfill" draw:text-style-name="P8" draw:layer="layout" svg:x1="2.706cm" svg:y1="14.249cm" svg:x2="2.707cm" svg:y2="15.25cm" svg:d="M2706 14249v501h1v500" svg:viewBox="0 0 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Line_20_Style_20_9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marker-start="Circle" draw:marker-end="Arrow" draw:marker-end-width="0.2cm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394cm" fo:margin-right="0.39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. Viuff</meta:initial-creator>
    <meta:creation-date>2017-06-09T17:29:21.672000000</meta:creation-date>
    <dc:date>2017-12-16T18:30:03.196000000</dc:date>
    <meta:editing-duration>PT14H17M9S</meta:editing-duration>
    <meta:editing-cycles>8</meta:editing-cycles>
    <meta:generator>LibreOffice/5.4.1.2$Windows_x86 LibreOffice_project/ea7cb86e6eeb2bf3a5af73a8f7777ac570321527</meta:generator>
    <meta:document-statistic meta:object-count="27"/>
  </office:meta>
</office:document-meta>
</file>